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23.27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33.16mm"/>
    </style:style>
    <style:style style:name="co24" style:family="table-column">
      <style:table-column-properties fo:break-before="auto" style:column-width="47.03mm"/>
    </style:style>
    <style:style style:name="co25" style:family="table-column">
      <style:table-column-properties fo:break-before="auto" style:column-width="34.91mm"/>
    </style:style>
    <style:style style:name="co26" style:family="table-column">
      <style:table-column-properties fo:break-before="auto" style:column-width="53.73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39.11mm"/>
    </style:style>
    <style:style style:name="co29" style:family="table-column">
      <style:table-column-properties fo:break-before="auto" style:column-width="60.27mm"/>
    </style:style>
    <style:style style:name="co30" style:family="table-column">
      <style:table-column-properties fo:break-before="auto" style:column-width="28.96mm"/>
    </style:style>
    <style:style style:name="co31" style:family="table-column">
      <style:table-column-properties fo:break-before="auto" style:column-width="13.69mm"/>
    </style:style>
    <style:style style:name="co32" style:family="table-column">
      <style:table-column-properties fo:break-before="auto" style:column-width="43.82mm"/>
    </style:style>
    <style:style style:name="co33" style:family="table-column">
      <style:table-column-properties fo:break-before="auto" style:column-width="70.8mm"/>
    </style:style>
    <style:style style:name="co34" style:family="table-column">
      <style:table-column-properties fo:break-before="auto" style:column-width="35.9mm"/>
    </style:style>
    <style:style style:name="co35" style:family="table-column">
      <style:table-column-properties fo:break-before="auto" style:column-width="24.32mm"/>
    </style:style>
    <style:style style:name="co36" style:family="table-column">
      <style:table-column-properties fo:break-before="auto" style:column-width="31.43mm"/>
    </style:style>
    <style:style style:name="co37" style:family="table-column">
      <style:table-column-properties fo:break-before="auto" style:column-width="67.08mm"/>
    </style:style>
    <style:style style:name="co38" style:family="table-column">
      <style:table-column-properties fo:break-before="auto" style:column-width="24.75mm"/>
    </style:style>
    <style:style style:name="co39" style:family="table-column">
      <style:table-column-properties fo:break-before="auto" style:column-width="17.07mm"/>
    </style:style>
    <style:style style:name="co40" style:family="table-column">
      <style:table-column-properties fo:break-before="auto" style:column-width="16.58mm"/>
    </style:style>
    <style:style style:name="co41" style:family="table-column">
      <style:table-column-properties fo:break-before="auto" style:column-width="14.11mm"/>
    </style:style>
    <style:style style:name="co42" style:family="table-column">
      <style:table-column-properties fo:break-before="auto" style:column-width="15.35mm"/>
    </style:style>
    <style:style style:name="co43" style:family="table-column">
      <style:table-column-properties fo:break-before="auto" style:column-width="15.1mm"/>
    </style:style>
    <style:style style:name="co44" style:family="table-column">
      <style:table-column-properties fo:break-before="auto" style:column-width="28.17mm"/>
    </style:style>
    <style:style style:name="co45" style:family="table-column">
      <style:table-column-properties fo:break-before="auto" style:column-width="54.63mm"/>
    </style:style>
    <style:style style:name="co46" style:family="table-column">
      <style:table-column-properties fo:break-before="auto" style:column-width="25.52mm"/>
    </style:style>
    <style:style style:name="co47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2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ddddd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fo:background-color="#ffff66"/>
    </style:style>
    <style:style style:name="ce55" style:family="table-cell" style:parent-style-name="Default">
      <style:table-cell-properties fo:background-color="#cccccc"/>
    </style:style>
    <style:style style:name="ce5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9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8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2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8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8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8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8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8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8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8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8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8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8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8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8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</table:table-row>
        <table:table-row table:style-name="ro2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8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</table:table-row>
        <table:table-row table:style-name="ro2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8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8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8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8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8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2" table:number-columns-repeated="7"/>
        </table:table-row>
        <table:table-row table:style-name="ro1">
          <table:table-cell table:style-name="ce13" office:value-type="string" calcext:value-type="string">
            <text:p>62 artigos do ASE</text:p>
          </table:table-cell>
          <table:table-cell table:style-name="ce14" table:number-columns-repeated="2"/>
          <table:table-cell table:style-name="ce16" office:value-type="string" calcext:value-type="string">
            <text:p>45 artigos não indicam onde obter</text:p>
          </table:table-cell>
          <table:table-cell table:style-name="ce13"/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41 artigos do SCAM</text:p>
          </table:table-cell>
          <table:table-cell table:style-name="ce15"/>
          <table:table-cell table:style-name="ce13"/>
          <table:table-cell table:style-name="ce17" office:value-type="string" calcext:value-type="string">
            <text:p>23 indicam link para download offline</text:p>
          </table:table-cell>
          <table:table-cell table:style-name="ce19"/>
          <table:table-cell table:style-name="ce14" table:number-columns-repeated="2"/>
        </table:table-row>
        <table:table-row table:style-name="ro1">
          <table:table-cell table:style-name="ce13"/>
          <table:table-cell table:style-name="ce15"/>
          <table:table-cell table:style-name="ce13"/>
          <table:table-cell table:style-name="ce17" office:value-type="string" calcext:value-type="string">
            <text:p>35 disponível para download</text:p>
          </table:table-cell>
          <table:table-cell table:style-name="ce8"/>
          <table:table-cell table:style-name="ce14" table:number-columns-repeated="2"/>
        </table:table-row>
        <table:table-row table:style-name="ro3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18"/>
          <table:table-cell table:number-columns-repeated="3"/>
        </table:table-row>
      </table:table>
      <table:table table:name="Caracterização (disponíveis para download)" table:style-name="ta1">
        <office:forms form:automatic-focus="false" form:apply-design-mode="false"/>
        <table:table-column table:style-name="co15" table:default-cell-style-name="ce8"/>
        <table:table-column table:style-name="co16" table:default-cell-style-name="ce2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3">
          <table:table-cell table:style-name="ce12" table:number-columns-repeated="6"/>
        </table:table-row>
        <table:table-row table:style-name="ro1">
          <table:table-cell table:style-name="ce20" office:value-type="string" calcext:value-type="string">
            <text:p>35: Ferramentas</text:p>
          </table:table-cell>
          <table:table-cell table:style-name="ce20" office:value-type="string" calcext:value-type="string">
            <text:p>32: Código aberto</text:p>
          </table:table-cell>
          <table:table-cell table:style-name="ce20" office:value-type="string" calcext:value-type="string">
            <text:p>04: Frequentemente</text:p>
          </table:table-cell>
          <table:table-cell table:style-name="ce20" office:value-type="string" calcext:value-type="string">
            <text:p>30: Código-fonte</text:p>
          </table:table-cell>
          <table:table-cell table:style-name="ce20"/>
          <table:table-cell table:style-name="ce20" office:value-type="string" calcext:value-type="string">
            <text:p>06: C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03: Grátis</text:p>
          </table:table-cell>
          <table:table-cell table:style-name="ce20" office:value-type="string" calcext:value-type="string">
            <text:p>09: Obsoleta</text:p>
          </table:table-cell>
          <table:table-cell table:style-name="ce20" office:value-type="string" calcext:value-type="string">
            <text:p>02: Linguagem intermediária</text:p>
          </table:table-cell>
          <table:table-cell table:style-name="ce20"/>
          <table:table-cell table:style-name="ce20" office:value-type="string" calcext:value-type="string">
            <text:p>02: C++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08: Ocasionalmente</text:p>
          </table:table-cell>
          <table:table-cell table:style-name="ce20" office:value-type="string" calcext:value-type="string">
            <text:p>01: Byte code</text:p>
          </table:table-cell>
          <table:table-cell table:style-name="ce20"/>
          <table:table-cell table:style-name="ce20" office:value-type="string" calcext:value-type="string">
            <text:p>01: Erlang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14: sem informação</text:p>
          </table:table-cell>
          <table:table-cell table:style-name="ce20" office:value-type="string" calcext:value-type="string">
            <text:p>03: sem informação</text:p>
          </table:table-cell>
          <table:table-cell table:style-name="ce20"/>
          <table:table-cell table:style-name="ce20" office:value-type="string" calcext:value-type="string">
            <text:p>17: Java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Javascript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Perl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Python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Ruby</text:p>
          </table:table-cell>
        </table:table-row>
      </table:table>
      <table:table table:name="Caracterização (ferramentas da indústria)" table:style-name="ta1">
        <office:forms form:automatic-focus="false" form:apply-design-mode="false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3" table:default-cell-style-name="ce10"/>
        <table:table-column table:style-name="co27" table:default-cell-style-name="ce10"/>
        <table:table-column table:style-name="co3" table:number-columns-repeated="1012" table:default-cell-style-name="ce10"/>
        <table:table-row table:style-name="ro1">
          <table:table-cell table:style-name="ce22" office:value-type="string" calcext:value-type="string">
            <text:p><text:s/>Nome da ferramenta</text:p>
          </table:table-cell>
          <table:table-cell table:style-name="ce22" office:value-type="string" calcext:value-type="string">
            <text:p>Contexto</text:p>
          </table:table-cell>
          <table:table-cell table:style-name="ce22" office:value-type="string" calcext:value-type="string">
            <text:p><text:s/>Linguagem </text:p>
          </table:table-cell>
          <table:table-cell table:style-name="ce22" office:value-type="string" calcext:value-type="string">
            <text:p><text:s/>Lançamentos</text:p>
          </table:table-cell>
          <table:table-cell table:style-name="ce22" office:value-type="string" calcext:value-type="string">
            <text:p>Experiência do usuário</text:p>
          </table:table-cell>
          <table:table-cell table:style-name="ce22" office:value-type="string" calcext:value-type="string">
            <text:p>Linguagens suportadas</text:p>
          </table:table-cell>
          <table:table-cell table:style-name="ce22" office:value-type="string" calcext:value-type="string">
            <text:p>Disponibilidade</text:p>
          </table:table-cell>
          <table:table-cell table:style-name="ce22"/>
          <table:table-cell table:style-name="ce22" office:value-type="string" calcext:value-type="string">
            <text:p>Entrada</text:p>
          </table:table-cell>
          <table:table-cell table:style-name="ce22" office:value-type="string" calcext:value-type="string">
            <text:p>Saída</text:p>
          </table:table-cell>
          <table:table-cell table:style-name="ce24" table:number-columns-repeated="1011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Qual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lint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ixy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RATS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lint <text:s text:c="18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UNO <text:s text:c="21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1"/>
        </table:table-row>
        <table:table-row table:style-name="ro3" table:number-rows-repeated="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Análise da Complexidade" table:style-name="ta1">
        <office:forms form:automatic-focus="false" form:apply-design-mode="false"/>
        <table:table-column table:style-name="co15" table:default-cell-style-name="ce8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column table:style-name="co28" table:default-cell-style-name="Default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office:value-type="string" calcext:value-type="string">
            <text:p>Release analisado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0.4.1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.1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</table:table-row>
        <table:table-row table:style-name="ro3">
          <table:table-cell table:style-name="ce12" table:number-columns-repeated="5"/>
          <table:table-cell/>
        </table:table-row>
      </table:table>
      <table:table table:name="comparacao (v1)" table:style-name="ta1">
        <office:forms form:automatic-focus="false" form:apply-design-mode="false"/>
        <table:table-column table:style-name="co1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6" office:value-type="string" calcext:value-type="string">
            <text:p>tool</text:p>
          </table:table-cell>
          <table:table-cell table:style-name="ce26" office:value-type="string" calcext:value-type="string">
            <text:p><text:s/>release</text:p>
          </table:table-cell>
          <table:table-cell table:style-name="ce26" office:value-type="string" calcext:value-type="string">
            <text:p><text:s/>total_modules</text:p>
          </table:table-cell>
          <table:table-cell table:style-name="ce26" office:value-type="string" calcext:value-type="string">
            <text:p><text:s/>change_cost</text:p>
          </table:table-cell>
          <table:table-cell table:style-name="ce26" office:value-type="string" calcext:value-type="string">
            <text:p><text:s/>sc_75</text:p>
          </table:table-cell>
          <table:table-cell table:style-name="ce26" office:value-type="string" calcext:value-type="string">
            <text:p><text:s/>sc_90</text:p>
          </table:table-cell>
          <table:table-cell table:style-name="ce26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7" office:value-type="string" calcext:value-type="string">
            <text:p>rats</text:p>
          </table:table-cell>
          <table:table-cell table:style-name="ce27" office:value-type="string" calcext:value-type="string">
            <text:p><text:s/>rats-2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1" calcext:value-type="float">
            <text:p>0,2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<text:s/>uno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42" calcext:value-type="float">
            <text:p>0,4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accessanalysis</text:p>
          </table:table-cell>
          <table:table-cell table:style-name="ce28" office:value-type="string" calcext:value-type="string">
            <text:p><text:s/>AccessAnalysis-1.2-src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5-sources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reassert</text:p>
          </table:table-cell>
          <table:table-cell table:style-name="ce29" office:value-type="string" calcext:value-type="string">
            <text:p><text:s/>ReAssert_0.4.1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jflow</text:p>
          </table:table-cell>
          <table:table-cell table:style-name="ce29" office:value-type="string" calcext:value-type="string">
            <text:p><text:s/>vazexqi-JFlow-7cd7eaf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pixy</text:p>
          </table:table-cell>
          <table:table-cell table:style-name="ce30" office:value-type="string" calcext:value-type="string">
            <text:p><text:s/>pixy-master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mpanalyzer</text:p>
          </table:table-cell>
          <table:table-cell table:style-name="ce31" office:value-type="string" calcext:value-type="string">
            <text:p><text:s/>MPAnalyzer-master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ejb</text:p>
          </table:table-cell>
          <table:table-cell table:style-name="ce31" office:value-type="string" calcext:value-type="string">
            <text:p><text:s/>EJB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0.14" calcext:value-type="float">
            <text:p>0,1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sparta</text:p>
          </table:table-cell>
          <table:table-cell table:style-name="ce32" office:value-type="string" calcext:value-type="string">
            <text:p><text:s/>sparta-sparta-1.0.2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cppcheck</text:p>
          </table:table-cell>
          <table:table-cell table:style-name="ce33" office:value-type="string" calcext:value-type="string">
            <text:p><text:s/>cppcheck-1.72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wap</text:p>
          </table:table-cell>
          <table:table-cell table:style-name="ce33" office:value-type="string" calcext:value-type="string">
            <text:p><text:s/>wap-2.1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0.24" calcext:value-type="float">
            <text:p>0,2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indus</text:p>
          </table:table-cell>
          <table:table-cell table:style-name="ce29" office:value-type="string" calcext:value-type="string">
            <text:p><text:s/>indus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bogor</text:p>
          </table:table-cell>
          <table:table-cell table:style-name="ce29" office:value-type="string" calcext:value-type="string">
            <text:p><text:s/>bogor-core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4.3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srcml</text:p>
          </table:table-cell>
          <table:table-cell table:style-name="ce29" office:value-type="string" calcext:value-type="string">
            <text:p><text:s/>srcML-src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ptyasm</text:p>
          </table:table-cell>
          <table:table-cell table:style-name="ce29" office:value-type="string" calcext:value-type="string">
            <text:p><text:s/>ptyasm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0.0</text:p>
          </table:table-cell>
          <table:table-cell table:style-name="ce35" office:value-type="float" office:value="1043" calcext:value-type="float">
            <text:p>1043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1.2.1-source</text:p>
          </table:table-cell>
          <table:table-cell table:style-name="ce35" office:value-type="float" office:value="1044" calcext:value-type="float">
            <text:p>1044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4</text:p>
          </table:table-cell>
          <table:table-cell table:style-name="ce36" office:value-type="float" office:value="1052" calcext:value-type="float">
            <text:p>1052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1.3.4-source</text:p>
          </table:table-cell>
          <table:table-cell table:style-name="ce33" office:value-type="float" office:value="1216" calcext:value-type="float">
            <text:p>1216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0</text:p>
          </table:table-cell>
          <table:table-cell table:style-name="ce33" office:value-type="float" office:value="1223" calcext:value-type="float">
            <text:p>1223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1.0</text:p>
          </table:table-cell>
          <table:table-cell table:style-name="ce37" office:value-type="float" office:value="1238" calcext:value-type="float">
            <text:p>1238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8" office:value-type="string" calcext:value-type="string">
            <text:p>pmd</text:p>
          </table:table-cell>
          <table:table-cell table:style-name="ce28" office:value-type="string" calcext:value-type="string">
            <text:p><text:s/>pmd-src-5.1.3</text:p>
          </table:table-cell>
          <table:table-cell table:style-name="ce28" office:value-type="float" office:value="1254" calcext:value-type="float">
            <text:p>1254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findbugs</text:p>
          </table:table-cell>
          <table:table-cell table:style-name="ce28" office:value-type="string" calcext:value-type="string">
            <text:p><text:s/>findbugs-1.3.5-source</text:p>
          </table:table-cell>
          <table:table-cell table:style-name="ce28" office:value-type="float" office:value="1257" calcext:value-type="float">
            <text:p>1257</text:p>
          </table:table-cell>
          <table:table-cell table:style-name="ce28" office:value-type="float" office:value="0.05" calcext:value-type="float">
            <text:p>0,0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8" office:value-type="string" calcext:value-type="string">
            <text:p>findbugs</text:p>
          </table:table-cell>
          <table:table-cell table:style-name="ce38" office:value-type="string" calcext:value-type="string">
            <text:p><text:s/>findbugs-1.3.8-source</text:p>
          </table:table-cell>
          <table:table-cell table:style-name="ce38" office:value-type="float" office:value="1275" calcext:value-type="float">
            <text:p>1275</text:p>
          </table:table-cell>
          <table:table-cell table:style-name="ce38" office:value-type="float" office:value="0.05" calcext:value-type="float">
            <text:p>0,0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2.0</text:p>
          </table:table-cell>
          <table:table-cell table:style-name="ce38" office:value-type="float" office:value="1295" calcext:value-type="float">
            <text:p>1295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4.0</text:p>
          </table:table-cell>
          <table:table-cell table:style-name="ce39" office:value-type="float" office:value="1332" calcext:value-type="float">
            <text:p>1332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3.0</text:p>
          </table:table-cell>
          <table:table-cell table:style-name="ce39" office:value-type="float" office:value="1341" calcext:value-type="float">
            <text:p>1341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3</text:p>
          </table:table-cell>
          <table:table-cell table:style-name="ce40" office:value-type="float" office:value="1342" calcext:value-type="float">
            <text:p>134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3.9-source</text:p>
          </table:table-cell>
          <table:table-cell table:style-name="ce40" office:value-type="float" office:value="1354" calcext:value-type="float">
            <text:p>1354</text:p>
          </table:table-cell>
          <table:table-cell table:style-name="ce40" office:value-type="float" office:value="0.06" calcext:value-type="float">
            <text:p>0,0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4.2</text:p>
          </table:table-cell>
          <table:table-cell table:style-name="ce29" office:value-type="float" office:value="1366" calcext:value-type="float">
            <text:p>1366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3.7</text:p>
          </table:table-cell>
          <table:table-cell table:style-name="ce29" office:value-type="float" office:value="1374" calcext:value-type="float">
            <text:p>1374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3.0.1</text:p>
          </table:table-cell>
          <table:table-cell table:style-name="ce33" office:value-type="float" office:value="1486" calcext:value-type="float">
            <text:p>1486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2.0.3-source</text:p>
          </table:table-cell>
          <table:table-cell table:style-name="ce33" office:value-type="float" office:value="1489" calcext:value-type="float">
            <text:p>1489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8" office:value-type="string" calcext:value-type="string">
            <text:p>pmd</text:p>
          </table:table-cell>
          <table:table-cell table:style-name="ce28" office:value-type="string" calcext:value-type="string">
            <text:p><text:s/>pmd-src-5.5.2</text:p>
          </table:table-cell>
          <table:table-cell table:style-name="ce28" office:value-type="float" office:value="1530" calcext:value-type="float">
            <text:p>153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closure-compiler</text:p>
          </table:table-cell>
          <table:table-cell table:style-name="ce28" office:value-type="string" calcext:value-type="string">
            <text:p><text:s/>closure-compiler-20140730</text:p>
          </table:table-cell>
          <table:table-cell table:style-name="ce28" office:value-type="float" office:value="1573" calcext:value-type="float">
            <text:p>1573</text:p>
          </table:table-cell>
          <table:table-cell table:style-name="ce28" office:value-type="float" office:value="0.04" calcext:value-type="float">
            <text:p>0,0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50729</text:p>
          </table:table-cell>
          <table:table-cell table:style-name="ce41" office:value-type="float" office:value="1649" calcext:value-type="float">
            <text:p>1649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0.02</text:p>
          </table:table-cell>
          <table:table-cell table:style-name="ce41" office:value-type="float" office:value="1685" calcext:value-type="float">
            <text:p>1685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1.2</text:p>
          </table:table-cell>
          <table:table-cell table:style-name="ce29" office:value-type="float" office:value="1720" calcext:value-type="float">
            <text:p>1720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60125</text:p>
          </table:table-cell>
          <table:table-cell table:style-name="ce29" office:value-type="float" office:value="1724" calcext:value-type="float">
            <text:p>1724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10811</text:p>
          </table:table-cell>
          <table:table-cell table:style-name="ce33" office:value-type="float" office:value="1730" calcext:value-type="float">
            <text:p>1730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2</text:p>
          </table:table-cell>
          <table:table-cell table:style-name="ce33" office:value-type="float" office:value="1734" calcext:value-type="float">
            <text:p>1734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517</text:p>
          </table:table-cell>
          <table:table-cell table:style-name="ce35" office:value-type="float" office:value="1800" calcext:value-type="float">
            <text:p>180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20305</text:p>
          </table:table-cell>
          <table:table-cell table:style-name="ce35" office:value-type="float" office:value="1802" calcext:value-type="float">
            <text:p>1802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closure-compiler</text:p>
          </table:table-cell>
          <table:table-cell table:style-name="ce39" office:value-type="string" calcext:value-type="string">
            <text:p><text:s/>closure-compiler-20160713</text:p>
          </table:table-cell>
          <table:table-cell table:style-name="ce39" office:value-type="float" office:value="1860" calcext:value-type="float">
            <text:p>1860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1</text:p>
          </table:table-cell>
          <table:table-cell table:style-name="ce39" office:value-type="float" office:value="1872" calcext:value-type="float">
            <text:p>1872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2.1.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2.2</text:p>
          </table:table-cell>
          <table:table-cell table:style-name="ce38" office:value-type="float" office:value="1903" calcext:value-type="float">
            <text:p>1903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110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inputtracer</text:p>
          </table:table-cell>
          <table:table-cell table:style-name="ce42" office:value-type="string" calcext:value-type="string">
            <text:p><text:s/>valgrind-inputtracer</text:p>
          </table:table-cell>
          <table:table-cell table:style-name="ce42" office:value-type="float" office:value="2045" calcext:value-type="float">
            <text:p>2045</text:p>
          </table:table-cell>
          <table:table-cell table:style-name="ce42" office:value-type="float" office:value="0.23" calcext:value-type="float">
            <text:p>0,2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4" calcext:value-type="float">
            <text:p>84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tem CC maior e SC diferentes mas no percentil 95 tem SC maior também</text:p>
          </table:table-cell>
          <table:table-cell table:style-name="ce44"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R_1.3.3</text:p>
          </table:table-cell>
          <table:table-cell table:style-name="ce34" office:value-type="float" office:value="2092" calcext:value-type="float">
            <text:p>2092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6" office:value-type="string" calcext:value-type="string">
            <text:p>tool</text:p>
          </table:table-cell>
          <table:table-cell table:style-name="ce26" office:value-type="string" calcext:value-type="string">
            <text:p><text:s/>release</text:p>
          </table:table-cell>
          <table:table-cell table:style-name="ce26" office:value-type="string" calcext:value-type="string">
            <text:p><text:s/>total_modules</text:p>
          </table:table-cell>
          <table:table-cell table:style-name="ce26" office:value-type="string" calcext:value-type="string">
            <text:p><text:s/>change_cost</text:p>
          </table:table-cell>
          <table:table-cell table:style-name="ce26" office:value-type="string" calcext:value-type="string">
            <text:p><text:s/>sc_75</text:p>
          </table:table-cell>
          <table:table-cell table:style-name="ce26" office:value-type="string" calcext:value-type="string">
            <text:p><text:s/>sc_90</text:p>
          </table:table-cell>
          <table:table-cell table:style-name="ce26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rats</text:p>
          </table:table-cell>
          <table:table-cell table:style-name="ce27" office:value-type="string" calcext:value-type="string">
            <text:p><text:s/>rats-2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1" calcext:value-type="float">
            <text:p>0,2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<text:s/>uno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42" calcext:value-type="float">
            <text:p>0,4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2.0-sources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1.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1.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2.1-sources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3.1-sources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1.8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2.2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4.0-sources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3" table:style-name="ce27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cqual</text:p>
          </table:table-cell>
          <table:table-cell table:style-name="ce27" office:value-type="string" calcext:value-type="string">
            <text:p><text:s/>cqual-0.98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28" calcext:value-type="float">
            <text:p>0,2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4.2-sources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4-sources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29" office:value-type="string" calcext:value-type="string">
            <text:p>sparta</text:p>
          </table:table-cell>
          <table:table-cell table:style-name="ce29" office:value-type="string" calcext:value-type="string">
            <text:p><text:s/>sparta-code-0.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5" office:value-type="string" calcext:value-type="string">
            <text:p>accessanalysis</text:p>
          </table:table-cell>
          <table:table-cell table:style-name="ce45" office:value-type="string" calcext:value-type="string">
            <text:p><text:s/>AccessAnalysis-1.2-src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30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.11" calcext:value-type="float">
            <text:p>0,1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5-sources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.03" calcext:value-type="float">
            <text:p>0,0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1.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6-sources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7" office:value-type="string" calcext:value-type="string">
            <text:p>smatch</text:p>
          </table:table-cell>
          <table:table-cell table:style-name="ce27" office:value-type="string" calcext:value-type="string">
            <text:p><text:s/>smatch-0.3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7" office:value-type="string" calcext:value-type="string">
            <text:p>sparta</text:p>
          </table:table-cell>
          <table:table-cell table:style-name="ce27" office:value-type="string" calcext:value-type="string">
            <text:p><text:s/>sparta-code-0.6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seq</text:p>
          </table:table-cell>
          <table:table-cell table:style-name="ce29" office:value-type="string" calcext:value-type="string">
            <text:p><text:s/>cseq-0.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5.0-sources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smatch</text:p>
          </table:table-cell>
          <table:table-cell table:style-name="ce46" office:value-type="string" calcext:value-type="string">
            <text:p><text:s/>smatch-0.4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35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40</text:p>
          </table:table-cell>
          <table:table-cell table:style-name="ce45" office:value-type="float" office:value="127" calcext:value-type="float">
            <text:p>127</text:p>
          </table:table-cell>
          <table:table-cell table:style-name="ce45" office:value-type="float" office:value="0.09" calcext:value-type="float">
            <text:p>0,0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9.2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sonarqube-plugin</text:p>
          </table:table-cell>
          <table:table-cell table:style-name="ce35" office:value-type="string" calcext:value-type="string">
            <text:p><text:s/>SonarQube-plug-in-master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1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0.11" calcext:value-type="float">
            <text:p>0,1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smatch</text:p>
          </table:table-cell>
          <table:table-cell table:style-name="ce41" office:value-type="string" calcext:value-type="string">
            <text:p><text:s/>smatch-1.52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1" office:value-type="string" calcext:value-type="string">
            <text:p>reassert</text:p>
          </table:table-cell>
          <table:table-cell table:style-name="ce41" office:value-type="string" calcext:value-type="string">
            <text:p><text:s/>ReAssert_0.4.1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3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jflow</text:p>
          </table:table-cell>
          <table:table-cell table:style-name="ce35" office:value-type="string" calcext:value-type="string">
            <text:p><text:s/>vazexqi-JFlow-7cd7eaf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8" office:value-type="string" calcext:value-type="string">
            <text:p>gumtree</text:p>
          </table:table-cell>
          <table:table-cell table:style-name="ce28" office:value-type="string" calcext:value-type="string">
            <text:p><text:s/>gumtree-2.0.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0.04" calcext:value-type="float">
            <text:p>0,0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cppcheck</text:p>
          </table:table-cell>
          <table:table-cell table:style-name="ce28" office:value-type="string" calcext:value-type="string">
            <text:p><text:s/>cppcheck-1.45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0.12" calcext:value-type="float">
            <text:p>0,1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smatch</text:p>
          </table:table-cell>
          <table:table-cell table:style-name="ce34" office:value-type="string" calcext:value-type="string">
            <text:p><text:s/>smatch-1.5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0.09" calcext:value-type="float">
            <text:p>0,0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sparta</text:p>
          </table:table-cell>
          <table:table-cell table:style-name="ce34" office:value-type="string" calcext:value-type="string">
            <text:p><text:s/>sparta-toolset-0.9.8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pixy</text:p>
          </table:table-cell>
          <table:table-cell table:style-name="ce34" office:value-type="string" calcext:value-type="string">
            <text:p><text:s/>pixy-master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50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0.06" calcext:value-type="float">
            <text:p>0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-sec-bugs-version-1.1.0</text:p>
          </table:table-cell>
          <table:table-cell table:style-name="ce47" office:value-type="float" office:value="239" calcext:value-type="float">
            <text:p>239</text:p>
          </table:table-cell>
          <table:table-cell table:style-name="ce47" office:value-type="float" office:value="0.01" calcext:value-type="float">
            <text:p>0,0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7" office:value-type="string" calcext:value-type="string">
            <text:p>mpanalyzer</text:p>
          </table:table-cell>
          <table:table-cell table:style-name="ce47" office:value-type="string" calcext:value-type="string">
            <text:p><text:s/>MPAnalyzer-master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0.01" calcext:value-type="float">
            <text:p>0,0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7" office:value-type="string" calcext:value-type="string">
            <text:p>ejb</text:p>
          </table:table-cell>
          <table:table-cell table:style-name="ce47" office:value-type="string" calcext:value-type="string">
            <text:p><text:s/>EJB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0.14" calcext:value-type="float">
            <text:p>0,1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39" office:value-type="string" calcext:value-type="string">
            <text:p>sparta</text:p>
          </table:table-cell>
          <table:table-cell table:style-name="ce39" office:value-type="string" calcext:value-type="string">
            <text:p><text:s/>sparta-toolset-1.0.0-source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9" office:value-type="string" calcext:value-type="string">
            <text:p>smatch</text:p>
          </table:table-cell>
          <table:table-cell table:style-name="ce39" office:value-type="string" calcext:value-type="string">
            <text:p><text:s/>smatch-1.5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0.08" calcext:value-type="float">
            <text:p>0,0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8" office:value-type="string" calcext:value-type="string">
            <text:p>sparta</text:p>
          </table:table-cell>
          <table:table-cell table:style-name="ce48" office:value-type="string" calcext:value-type="string">
            <text:p><text:s/>sparta-toolset-1.0.1-source</text:p>
          </table:table-cell>
          <table:table-cell table:style-name="ce48" office:value-type="float" office:value="282" calcext:value-type="float">
            <text:p>282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55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0.06" calcext:value-type="float">
            <text:p>0,06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5" office:value-type="string" calcext:value-type="string">
            <text:p>guizmo</text:p>
          </table:table-cell>
          <table:table-cell table:style-name="ce35" office:value-type="string" calcext:value-type="string">
            <text:p><text:s/>guizmo-master</text:p>
          </table:table-cell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cppcheck</text:p>
          </table:table-cell>
          <table:table-cell table:style-name="ce35" office:value-type="string" calcext:value-type="string">
            <text:p><text:s/>cppcheck-1.60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0.08" calcext:value-type="float">
            <text:p>0,0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1.56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70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72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0.07" calcext:value-type="float">
            <text:p>0,07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5" office:value-type="string" calcext:value-type="string">
            <text:p>wap</text:p>
          </table:table-cell>
          <table:table-cell table:style-name="ce45" office:value-type="string" calcext:value-type="string">
            <text:p><text:s/>wap-2.1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0.24" calcext:value-type="float">
            <text:p>0,2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7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indus</text:p>
          </table:table-cell>
          <table:table-cell table:style-name="ce33" office:value-type="string" calcext:value-type="string">
            <text:p><text:s/>indus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3" office:value-type="string" calcext:value-type="string">
            <text:p>bogor</text:p>
          </table:table-cell>
          <table:table-cell table:style-name="ce33" office:value-type="string" calcext:value-type="string">
            <text:p><text:s/>bogor-core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srcml</text:p>
          </table:table-cell>
          <table:table-cell table:style-name="ce41" office:value-type="string" calcext:value-type="string">
            <text:p><text:s/>srcML-src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0.03" calcext:value-type="float">
            <text:p>0,0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1" office:value-type="string" calcext:value-type="string">
            <text:p>ptyasm</text:p>
          </table:table-cell>
          <table:table-cell table:style-name="ce41" office:value-type="string" calcext:value-type="string">
            <text:p><text:s/>ptyasm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0.0</text:p>
          </table:table-cell>
          <table:table-cell table:style-name="ce29" office:value-type="float" office:value="1043" calcext:value-type="float">
            <text:p>1043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2.1-source</text:p>
          </table:table-cell>
          <table:table-cell table:style-name="ce29" office:value-type="float" office:value="1044" calcext:value-type="float">
            <text:p>1044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4</text:p>
          </table:table-cell>
          <table:table-cell table:style-name="ce31" office:value-type="float" office:value="1052" calcext:value-type="float">
            <text:p>1052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1" office:value-type="string" calcext:value-type="string">
            <text:p>error-prone</text:p>
          </table:table-cell>
          <table:table-cell table:style-name="ce31" office:value-type="string" calcext:value-type="string">
            <text:p><text:s/>error-prone-2.0</text:p>
          </table:table-cell>
          <table:table-cell table:style-name="ce31" office:value-type="float" office:value="1063" calcext:value-type="float">
            <text:p>1063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10119</text:p>
          </table:table-cell>
          <table:table-cell table:style-name="ce33" office:value-type="float" office:value="1122" calcext:value-type="float">
            <text:p>1122</text:p>
          </table:table-cell>
          <table:table-cell table:style-name="ce33" office:value-type="float" office:value="0.05" calcext:value-type="float">
            <text:p>0,0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3" office:value-type="string" calcext:value-type="string">
            <text:p>error-prone</text:p>
          </table:table-cell>
          <table:table-cell table:style-name="ce33" office:value-type="string" calcext:value-type="string">
            <text:p><text:s/>error-prone-2.0.2</text:p>
          </table:table-cell>
          <table:table-cell table:style-name="ce33" office:value-type="float" office:value="1171" calcext:value-type="float">
            <text:p>1171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1" office:value-type="string" calcext:value-type="string">
            <text:p>error-prone</text:p>
          </table:table-cell>
          <table:table-cell table:style-name="ce41" office:value-type="string" calcext:value-type="string">
            <text:p><text:s/>error-prone-2.0.4</text:p>
          </table:table-cell>
          <table:table-cell table:style-name="ce41" office:value-type="float" office:value="1208" calcext:value-type="float">
            <text:p>1208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4-source</text:p>
          </table:table-cell>
          <table:table-cell table:style-name="ce41" office:value-type="float" office:value="1216" calcext:value-type="float">
            <text:p>1216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0</text:p>
          </table:table-cell>
          <table:table-cell table:style-name="ce41" office:value-type="float" office:value="1223" calcext:value-type="float">
            <text:p>1223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3</text:p>
          </table:table-cell>
          <table:table-cell table:style-name="ce29" office:value-type="float" office:value="1254" calcext:value-type="float">
            <text:p>125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5-source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1.3.8-source</text:p>
          </table:table-cell>
          <table:table-cell table:style-name="ce49" office:value-type="float" office:value="1275" calcext:value-type="float">
            <text:p>1275</text:p>
          </table:table-cell>
          <table:table-cell table:style-name="ce49" office:value-type="float" office:value="0.05" calcext:value-type="float">
            <text:p>0,05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pmd</text:p>
          </table:table-cell>
          <table:table-cell table:style-name="ce49" office:value-type="string" calcext:value-type="string">
            <text:p><text:s/>pmd-src-5.2.0</text:p>
          </table:table-cell>
          <table:table-cell table:style-name="ce49" office:value-type="float" office:value="1295" calcext:value-type="float">
            <text:p>1295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3</text:p>
          </table:table-cell>
          <table:table-cell table:style-name="ce41" office:value-type="float" office:value="1342" calcext:value-type="float">
            <text:p>134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9-source</text:p>
          </table:table-cell>
          <table:table-cell table:style-name="ce41" office:value-type="float" office:value="1354" calcext:value-type="float">
            <text:p>1354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3.7</text:p>
          </table:table-cell>
          <table:table-cell table:style-name="ce31" office:value-type="float" office:value="1374" calcext:value-type="float">
            <text:p>1374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3.0.0-source</text:p>
          </table:table-cell>
          <table:table-cell table:style-name="ce31" office:value-type="float" office:value="1438" calcext:value-type="float">
            <text:p>1438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2.0.2-source</text:p>
          </table:table-cell>
          <table:table-cell table:style-name="ce49" office:value-type="float" office:value="1469" calcext:value-type="float">
            <text:p>1469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3.0.1</text:p>
          </table:table-cell>
          <table:table-cell table:style-name="ce49" office:value-type="float" office:value="1486" calcext:value-type="float">
            <text:p>1486</text:p>
          </table:table-cell>
          <table:table-cell table:style-name="ce49" office:value-type="float" office:value="0.07" calcext:value-type="float">
            <text:p>0,0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closure-compiler</text:p>
          </table:table-cell>
          <table:table-cell table:style-name="ce49" office:value-type="string" calcext:value-type="string">
            <text:p><text:s/>closure-compiler-20150729</text:p>
          </table:table-cell>
          <table:table-cell table:style-name="ce49" office:value-type="float" office:value="1649" calcext:value-type="float">
            <text:p>1649</text:p>
          </table:table-cell>
          <table:table-cell table:style-name="ce49" office:value-type="float" office:value="0.04" calcext:value-type="float">
            <text:p>0,0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9" office:value-type="string" calcext:value-type="string">
            <text:p>wala</text:p>
          </table:table-cell>
          <table:table-cell table:style-name="ce49" office:value-type="string" calcext:value-type="string">
            <text:p><text:s/>wala-code-4607-tags-R_1.0.02</text:p>
          </table:table-cell>
          <table:table-cell table:style-name="ce49" office:value-type="float" office:value="1685" calcext:value-type="float">
            <text:p>1685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1.2</text:p>
          </table:table-cell>
          <table:table-cell table:style-name="ce35" office:value-type="float" office:value="1720" calcext:value-type="float">
            <text:p>1720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125</text:p>
          </table:table-cell>
          <table:table-cell table:style-name="ce35" office:value-type="float" office:value="1724" calcext:value-type="float">
            <text:p>1724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10811</text:p>
          </table:table-cell>
          <table:table-cell table:style-name="ce41" office:value-type="float" office:value="1730" calcext:value-type="float">
            <text:p>1730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2</text:p>
          </table:table-cell>
          <table:table-cell table:style-name="ce41" office:value-type="float" office:value="1734" calcext:value-type="float">
            <text:p>1734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60517</text:p>
          </table:table-cell>
          <table:table-cell table:style-name="ce41" office:value-type="float" office:value="1800" calcext:value-type="float">
            <text:p>1800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20305</text:p>
          </table:table-cell>
          <table:table-cell table:style-name="ce41" office:value-type="float" office:value="1802" calcext:value-type="float">
            <text:p>1802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20917</text:p>
          </table:table-cell>
          <table:table-cell table:style-name="ce33" office:value-type="float" office:value="1836" calcext:value-type="float">
            <text:p>1836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60713</text:p>
          </table:table-cell>
          <table:table-cell table:style-name="ce33" office:value-type="float" office:value="1860" calcext:value-type="float">
            <text:p>1860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closure-compiler</text:p>
          </table:table-cell>
          <table:table-cell table:style-name="ce28" office:value-type="string" calcext:value-type="string">
            <text:p><text:s/>closure-compiler-20140110</text:p>
          </table:table-cell>
          <table:table-cell table:style-name="ce28" office:value-type="float" office:value="2004" calcext:value-type="float">
            <text:p>2004</text:p>
          </table:table-cell>
          <table:table-cell table:style-name="ce28" office:value-type="float" office:value="0.08" calcext:value-type="float">
            <text:p>0,0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row table:style-name="ro3">
          <table:table-cell table:style-name="ce51" office:value-type="string" calcext:value-type="string">
            <text:p>tool</text:p>
          </table:table-cell>
          <table:table-cell table:style-name="ce51" office:value-type="string" calcext:value-type="string">
            <text:p><text:s/>release</text:p>
          </table:table-cell>
          <table:table-cell table:style-name="ce51" office:value-type="string" calcext:value-type="string">
            <text:p><text:s/>total_eloc</text:p>
          </table:table-cell>
          <table:table-cell table:style-name="ce51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0-sources</text:p>
          </table:table-cell>
          <table:table-cell table:style-name="ce52" office:value-type="float" office:value="2836" calcext:value-type="float">
            <text:p>2836</text:p>
          </table:table-cell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6</text:p>
          </table:table-cell>
          <table:table-cell table:style-name="ce52" office:value-type="float" office:value="2930" calcext:value-type="float">
            <text:p>2930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7</text:p>
          </table:table-cell>
          <table:table-cell table:style-name="ce53" office:value-type="float" office:value="2931" calcext:value-type="float">
            <text:p>2931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1-sources</text:p>
          </table:table-cell>
          <table:table-cell table:style-name="ce53" office:value-type="float" office:value="3143" calcext:value-type="float">
            <text:p>3143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cseq</text:p>
          </table:table-cell>
          <table:table-cell table:style-name="ce52" office:value-type="string" calcext:value-type="string">
            <text:p><text:s/>cseq-0.5</text:p>
          </table:table-cell>
          <table:table-cell table:style-name="ce52" office:value-type="float" office:value="3626" calcext:value-type="float">
            <text:p>3626</text:p>
          </table:table-cell>
          <table:table-cell table:style-name="ce52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-sec-bugs-version-1.0.0</text:p>
          </table:table-cell>
          <table:table-cell table:style-name="ce52" office:value-type="float" office:value="3732" calcext:value-type="float">
            <text:p>3732</text:p>
          </table:table-cell>
          <table:table-cell table:style-name="ce5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8</text:p>
          </table:table-cell>
          <table:table-cell table:style-name="ce52" office:value-type="float" office:value="4520" calcext:value-type="float">
            <text:p>4520</text:p>
          </table:table-cell>
          <table:table-cell table:style-name="ce52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4-sources</text:p>
          </table:table-cell>
          <table:table-cell table:style-name="ce52" office:value-type="float" office:value="4547" calcext:value-type="float">
            <text:p>4547</text:p>
          </table:table-cell>
          <table:table-cell table:style-name="ce5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9.2</text:p>
          </table:table-cell>
          <table:table-cell table:style-name="ce53" office:value-type="float" office:value="4735" calcext:value-type="float">
            <text:p>4735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tacle</text:p>
          </table:table-cell>
          <table:table-cell table:style-name="ce53" office:value-type="string" calcext:value-type="string">
            <text:p><text:s/>tacle_1_2_1_src</text:p>
          </table:table-cell>
          <table:table-cell table:style-name="ce53" office:value-type="float" office:value="4873" calcext:value-type="float">
            <text:p>4873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4903" calcext:value-type="float">
            <text:p>4903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rats</text:p>
          </table:table-cell>
          <table:table-cell table:style-name="ce52" office:value-type="string" calcext:value-type="string">
            <text:p><text:s/>rats-2.4</text:p>
          </table:table-cell>
          <table:table-cell table:style-name="ce52" office:value-type="float" office:value="4995" calcext:value-type="float">
            <text:p>4995</text:p>
          </table:table-cell>
          <table:table-cell table:style-name="ce52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2</text:p>
          </table:table-cell>
          <table:table-cell table:style-name="ce53" office:value-type="float" office:value="5682" calcext:value-type="float">
            <text:p>5682</text:p>
          </table:table-cell>
          <table:table-cell table:style-name="ce53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5683" calcext:value-type="float">
            <text:p>5683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-sec-bugs-version-1.1.0</text:p>
          </table:table-cell>
          <table:table-cell table:style-name="ce52" office:value-type="float" office:value="5710" calcext:value-type="float">
            <text:p>5710</text:p>
          </table:table-cell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4</text:p>
          </table:table-cell>
          <table:table-cell table:style-name="ce52" office:value-type="float" office:value="5760" calcext:value-type="float">
            <text:p>5760</text:p>
          </table:table-cell>
          <table:table-cell table:style-name="ce52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9.4</text:p>
          </table:table-cell>
          <table:table-cell table:style-name="ce53" office:value-type="float" office:value="6176" calcext:value-type="float">
            <text:p>6176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5</text:p>
          </table:table-cell>
          <table:table-cell table:style-name="ce53" office:value-type="float" office:value="6245" calcext:value-type="float">
            <text:p>6245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6464" calcext:value-type="float">
            <text:p>6464</text:p>
          </table:table-cell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9</text:p>
          </table:table-cell>
          <table:table-cell table:style-name="ce52" office:value-type="float" office:value="6477" calcext:value-type="float">
            <text:p>6477</text:p>
          </table:table-cell>
          <table:table-cell table:style-name="ce52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13</text:p>
          </table:table-cell>
          <table:table-cell table:style-name="ce52" office:value-type="float" office:value="6663" calcext:value-type="float">
            <text:p>6663</text:p>
          </table:table-cell>
          <table:table-cell table:style-name="ce52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jlint</text:p>
          </table:table-cell>
          <table:table-cell table:style-name="ce52" office:value-type="string" calcext:value-type="string">
            <text:p><text:s/>jlint-3.1.2</text:p>
          </table:table-cell>
          <table:table-cell table:style-name="ce52" office:value-type="float" office:value="7318" calcext:value-type="float">
            <text:p>7318</text:p>
          </table:table-cell>
          <table:table-cell table:style-name="ce52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9278" calcext:value-type="float">
            <text:p>927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gumtree</text:p>
          </table:table-cell>
          <table:table-cell table:style-name="ce53" office:value-type="string" calcext:value-type="string">
            <text:p><text:s/>gumtree-2.0.0</text:p>
          </table:table-cell>
          <table:table-cell table:style-name="ce53" office:value-type="float" office:value="9621" calcext:value-type="float">
            <text:p>9621</text:p>
          </table:table-cell>
          <table:table-cell table:style-name="ce53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2" office:value-type="string" calcext:value-type="string">
            <text:p>mpanalyzer</text:p>
          </table:table-cell>
          <table:table-cell table:style-name="ce52" office:value-type="string" calcext:value-type="string">
            <text:p><text:s/>MPAnalyzer-master</text:p>
          </table:table-cell>
          <table:table-cell table:style-name="ce52" office:value-type="float" office:value="10732" calcext:value-type="float">
            <text:p>10732</text:p>
          </table:table-cell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0.9.8</text:p>
          </table:table-cell>
          <table:table-cell table:style-name="ce52" office:value-type="float" office:value="10861" calcext:value-type="float">
            <text:p>10861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1401" calcext:value-type="float">
            <text:p>11401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sparta-1.0.2</text:p>
          </table:table-cell>
          <table:table-cell table:style-name="ce54" office:value-type="float" office:value="12523" calcext:value-type="float">
            <text:p>12523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uno</text:p>
          </table:table-cell>
          <table:table-cell table:style-name="ce53" office:value-type="string" calcext:value-type="string">
            <text:p><text:s/>uno</text:p>
          </table:table-cell>
          <table:table-cell table:style-name="ce53" office:value-type="float" office:value="12607" calcext:value-type="float">
            <text:p>12607</text:p>
          </table:table-cell>
          <table:table-cell table:style-name="ce53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sonarqube-plugin</text:p>
          </table:table-cell>
          <table:table-cell table:style-name="ce52" office:value-type="string" calcext:value-type="string">
            <text:p><text:s/>SonarQube-plug-in-master</text:p>
          </table:table-cell>
          <table:table-cell table:style-name="ce52" office:value-type="float" office:value="13192" calcext:value-type="float">
            <text:p>13192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1.0.0-source</text:p>
          </table:table-cell>
          <table:table-cell table:style-name="ce52" office:value-type="float" office:value="13543" calcext:value-type="float">
            <text:p>13543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14007" calcext:value-type="float">
            <text:p>14007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0</text:p>
          </table:table-cell>
          <table:table-cell table:style-name="ce53" office:value-type="float" office:value="14902" calcext:value-type="float">
            <text:p>14902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2" office:value-type="string" calcext:value-type="string">
            <text:p>composite</text:p>
          </table:table-cell>
          <table:table-cell table:style-name="ce52" office:value-type="string" calcext:value-type="string">
            <text:p><text:s/>composite-0.4</text:p>
          </table:table-cell>
          <table:table-cell table:style-name="ce52" office:value-type="float" office:value="20197" calcext:value-type="float">
            <text:p>20197</text:p>
          </table:table-cell>
          <table:table-cell table:style-name="ce52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0</text:p>
          </table:table-cell>
          <table:table-cell table:style-name="ce52" office:value-type="float" office:value="21812" calcext:value-type="float">
            <text:p>21812</text:p>
          </table:table-cell>
          <table:table-cell table:style-name="ce52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3</text:p>
          </table:table-cell>
          <table:table-cell table:style-name="ce53" office:value-type="float" office:value="22503" calcext:value-type="float">
            <text:p>22503</text:p>
          </table:table-cell>
          <table:table-cell table:style-name="ce53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3" office:value-type="string" calcext:value-type="string">
            <text:p>ejb</text:p>
          </table:table-cell>
          <table:table-cell table:style-name="ce53" office:value-type="string" calcext:value-type="string">
            <text:p><text:s/>EJB</text:p>
          </table:table-cell>
          <table:table-cell table:style-name="ce53" office:value-type="float" office:value="23387" calcext:value-type="float">
            <text:p>23387</text:p>
          </table:table-cell>
          <table:table-cell table:style-name="ce53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0.4</text:p>
          </table:table-cell>
          <table:table-cell table:style-name="ce52" office:value-type="float" office:value="23866" calcext:value-type="float">
            <text:p>23866</text:p>
          </table:table-cell>
          <table:table-cell table:style-name="ce52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5</text:p>
          </table:table-cell>
          <table:table-cell table:style-name="ce55" office:value-type="float" office:value="24578" calcext:value-type="float">
            <text:p>24578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guizmo</text:p>
          </table:table-cell>
          <table:table-cell table:style-name="ce52" office:value-type="string" calcext:value-type="string">
            <text:p><text:s/>guizmo-master</text:p>
          </table:table-cell>
          <table:table-cell table:style-name="ce52" office:value-type="float" office:value="25234" calcext:value-type="float">
            <text:p>25234</text:p>
          </table:table-cell>
          <table:table-cell table:style-name="ce52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29273" calcext:value-type="float">
            <text:p>29273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qual</text:p>
          </table:table-cell>
          <table:table-cell table:style-name="ce53" office:value-type="string" calcext:value-type="string">
            <text:p><text:s/>cqual-0.981</text:p>
          </table:table-cell>
          <table:table-cell table:style-name="ce53" office:value-type="float" office:value="29997" calcext:value-type="float">
            <text:p>29997</text:p>
          </table:table-cell>
          <table:table-cell table:style-name="ce53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2" office:value-type="string" calcext:value-type="string">
            <text:p>pixy</text:p>
          </table:table-cell>
          <table:table-cell table:style-name="ce52" office:value-type="string" calcext:value-type="string">
            <text:p><text:s/>pixy-master</text:p>
          </table:table-cell>
          <table:table-cell table:style-name="ce52" office:value-type="float" office:value="31178" calcext:value-type="float">
            <text:p>31178</text:p>
          </table:table-cell>
          <table:table-cell table:style-name="ce52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2</text:p>
          </table:table-cell>
          <table:table-cell table:style-name="ce52" office:value-type="float" office:value="31996" calcext:value-type="float">
            <text:p>31996</text:p>
          </table:table-cell>
          <table:table-cell table:style-name="ce52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</text:p>
          </table:table-cell>
          <table:table-cell table:style-name="ce53" office:value-type="float" office:value="34084" calcext:value-type="float">
            <text:p>34084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4</text:p>
          </table:table-cell>
          <table:table-cell table:style-name="ce54" office:value-type="float" office:value="34881" calcext:value-type="float">
            <text:p>34881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0</text:p>
          </table:table-cell>
          <table:table-cell table:style-name="ce53" office:value-type="float" office:value="35424" calcext:value-type="float">
            <text:p>35424</text:p>
          </table:table-cell>
          <table:table-cell table:style-name="ce53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5</text:p>
          </table:table-cell>
          <table:table-cell table:style-name="ce52" office:value-type="float" office:value="37696" calcext:value-type="float">
            <text:p>37696</text:p>
          </table:table-cell>
          <table:table-cell table:style-name="ce52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2</text:p>
          </table:table-cell>
          <table:table-cell table:style-name="ce52" office:value-type="float" office:value="39513" calcext:value-type="float">
            <text:p>39513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indus</text:p>
          </table:table-cell>
          <table:table-cell table:style-name="ce53" office:value-type="string" calcext:value-type="string">
            <text:p><text:s/>indus</text:p>
          </table:table-cell>
          <table:table-cell table:style-name="ce53" office:value-type="float" office:value="41032" calcext:value-type="float">
            <text:p>41032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6</text:p>
          </table:table-cell>
          <table:table-cell table:style-name="ce54" office:value-type="float" office:value="42097" calcext:value-type="float">
            <text:p>42097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4</text:p>
          </table:table-cell>
          <table:table-cell table:style-name="ce53" office:value-type="float" office:value="42185" calcext:value-type="float">
            <text:p>42185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9</text:p>
          </table:table-cell>
          <table:table-cell table:style-name="ce52" office:value-type="float" office:value="53353" calcext:value-type="float">
            <text:p>53353</text:p>
          </table:table-cell>
          <table:table-cell table:style-name="ce52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0.4</text:p>
          </table:table-cell>
          <table:table-cell table:style-name="ce52" office:value-type="float" office:value="55609" calcext:value-type="float">
            <text:p>55609</text:p>
          </table:table-cell>
          <table:table-cell table:style-name="ce52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6</text:p>
          </table:table-cell>
          <table:table-cell table:style-name="ce52" office:value-type="float" office:value="60045" calcext:value-type="float">
            <text:p>60045</text:p>
          </table:table-cell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4.2.5</text:p>
          </table:table-cell>
          <table:table-cell table:style-name="ce55" office:value-type="float" office:value="60062" calcext:value-type="float">
            <text:p>60062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60</text:p>
          </table:table-cell>
          <table:table-cell table:style-name="ce56" office:value-type="float" office:value="60211" calcext:value-type="float">
            <text:p>60211</text:p>
          </table:table-cell>
          <table:table-cell table:style-name="ce56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45</text:p>
          </table:table-cell>
          <table:table-cell table:style-name="ce52" office:value-type="float" office:value="60287" calcext:value-type="float">
            <text:p>60287</text:p>
          </table:table-cell>
          <table:table-cell table:style-name="ce52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64536" calcext:value-type="float">
            <text:p>64536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8</text:p>
          </table:table-cell>
          <table:table-cell table:style-name="ce54" office:value-type="float" office:value="64939" calcext:value-type="float">
            <text:p>64939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bogor</text:p>
          </table:table-cell>
          <table:table-cell table:style-name="ce53" office:value-type="string" calcext:value-type="string">
            <text:p><text:s/>bogor-core</text:p>
          </table:table-cell>
          <table:table-cell table:style-name="ce53" office:value-type="float" office:value="65015" calcext:value-type="float">
            <text:p>65015</text:p>
          </table:table-cell>
          <table:table-cell table:style-name="ce53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0</text:p>
          </table:table-cell>
          <table:table-cell table:style-name="ce52" office:value-type="float" office:value="67169" calcext:value-type="float">
            <text:p>67169</text:p>
          </table:table-cell>
          <table:table-cell table:style-name="ce52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9</text:p>
          </table:table-cell>
          <table:table-cell table:style-name="ce52" office:value-type="float" office:value="67638" calcext:value-type="float">
            <text:p>67638</text:p>
          </table:table-cell>
          <table:table-cell table:style-name="ce52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74578" calcext:value-type="float">
            <text:p>74578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3" office:value-type="string" calcext:value-type="string">
            <text:p>wap</text:p>
          </table:table-cell>
          <table:table-cell table:style-name="ce53" office:value-type="string" calcext:value-type="string">
            <text:p><text:s/>wap-2.1</text:p>
          </table:table-cell>
          <table:table-cell table:style-name="ce53" office:value-type="float" office:value="75420" calcext:value-type="float">
            <text:p>75420</text:p>
          </table:table-cell>
          <table:table-cell table:style-name="ce53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2</text:p>
          </table:table-cell>
          <table:table-cell table:style-name="ce52" office:value-type="float" office:value="79531" calcext:value-type="float">
            <text:p>79531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5.2</text:p>
          </table:table-cell>
          <table:table-cell table:style-name="ce52" office:value-type="float" office:value="80356" calcext:value-type="float">
            <text:p>80356</text:p>
          </table:table-cell>
          <table:table-cell table:style-name="ce52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3</text:p>
          </table:table-cell>
          <table:table-cell table:style-name="ce53" office:value-type="float" office:value="81542" calcext:value-type="float">
            <text:p>8154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0</text:p>
          </table:table-cell>
          <table:table-cell table:style-name="ce54" office:value-type="float" office:value="81664" calcext:value-type="float">
            <text:p>81664</text:p>
          </table:table-cell>
          <table:table-cell table:style-name="ce5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0</text:p>
          </table:table-cell>
          <table:table-cell table:style-name="ce53" office:value-type="float" office:value="81714" calcext:value-type="float">
            <text:p>81714</text:p>
          </table:table-cell>
          <table:table-cell table:style-name="ce53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2.1-source</text:p>
          </table:table-cell>
          <table:table-cell table:style-name="ce52" office:value-type="float" office:value="82833" calcext:value-type="float">
            <text:p>82833</text:p>
          </table:table-cell>
          <table:table-cell table:style-name="ce52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4</text:p>
          </table:table-cell>
          <table:table-cell table:style-name="ce52" office:value-type="float" office:value="83245" calcext:value-type="float">
            <text:p>83245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94590" calcext:value-type="float">
            <text:p>94590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4-source</text:p>
          </table:table-cell>
          <table:table-cell table:style-name="ce53" office:value-type="float" office:value="95771" calcext:value-type="float">
            <text:p>95771</text:p>
          </table:table-cell>
          <table:table-cell table:style-name="ce53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8-source</text:p>
          </table:table-cell>
          <table:table-cell table:style-name="ce52" office:value-type="float" office:value="102751" calcext:value-type="float">
            <text:p>102751</text:p>
          </table:table-cell>
          <table:table-cell table:style-name="ce52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60</text:p>
          </table:table-cell>
          <table:table-cell table:style-name="ce52" office:value-type="float" office:value="106065" calcext:value-type="float">
            <text:p>106065</text:p>
          </table:table-cell>
          <table:table-cell table:style-name="ce52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9-source</text:p>
          </table:table-cell>
          <table:table-cell table:style-name="ce53" office:value-type="float" office:value="110932" calcext:value-type="float">
            <text:p>110932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0.02</text:p>
          </table:table-cell>
          <table:table-cell table:style-name="ce53" office:value-type="float" office:value="112823" calcext:value-type="float">
            <text:p>112823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</text:p>
          </table:table-cell>
          <table:table-cell table:style-name="ce52" office:value-type="float" office:value="115499" calcext:value-type="float">
            <text:p>115499</text:p>
          </table:table-cell>
          <table:table-cell table:style-name="ce52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62</text:p>
          </table:table-cell>
          <table:table-cell table:style-name="ce52" office:value-type="float" office:value="117960" calcext:value-type="float">
            <text:p>117960</text:p>
          </table:table-cell>
          <table:table-cell table:style-name="ce52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2.0.2-source</text:p>
          </table:table-cell>
          <table:table-cell table:style-name="ce53" office:value-type="float" office:value="121988" calcext:value-type="float">
            <text:p>121988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</text:p>
          </table:table-cell>
          <table:table-cell table:style-name="ce53" office:value-type="float" office:value="122342" calcext:value-type="float">
            <text:p>122342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65</text:p>
          </table:table-cell>
          <table:table-cell table:style-name="ce52" office:value-type="float" office:value="123176" calcext:value-type="float">
            <text:p>123176</text:p>
          </table:table-cell>
          <table:table-cell table:style-name="ce52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.2</text:p>
          </table:table-cell>
          <table:table-cell table:style-name="ce52" office:value-type="float" office:value="123668" calcext:value-type="float">
            <text:p>123668</text:p>
          </table:table-cell>
          <table:table-cell table:style-name="ce52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3</text:p>
          </table:table-cell>
          <table:table-cell table:style-name="ce53" office:value-type="float" office:value="125018" calcext:value-type="float">
            <text:p>125018</text:p>
          </table:table-cell>
          <table:table-cell table:style-name="ce53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0-source</text:p>
          </table:table-cell>
          <table:table-cell table:style-name="ce53" office:value-type="float" office:value="126383" calcext:value-type="float">
            <text:p>126383</text:p>
          </table:table-cell>
          <table:table-cell table:style-name="ce53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3.0.1</text:p>
          </table:table-cell>
          <table:table-cell table:style-name="ce52" office:value-type="float" office:value="131374" calcext:value-type="float">
            <text:p>131374</text:p>
          </table:table-cell>
          <table:table-cell table:style-name="ce52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R_1.3.3</text:p>
          </table:table-cell>
          <table:table-cell table:style-name="ce55" office:value-type="float" office:value="135258" calcext:value-type="float">
            <text:p>135258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70</text:p>
          </table:table-cell>
          <table:table-cell table:style-name="ce52" office:value-type="float" office:value="138143" calcext:value-type="float">
            <text:p>138143</text:p>
          </table:table-cell>
          <table:table-cell table:style-name="ce52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5</text:p>
          </table:table-cell>
          <table:table-cell table:style-name="ce53" office:value-type="float" office:value="141331" calcext:value-type="float">
            <text:p>141331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R_1.3.5</text:p>
          </table:table-cell>
          <table:table-cell table:style-name="ce53" office:value-type="float" office:value="142083" calcext:value-type="float">
            <text:p>142083</text:p>
          </table:table-cell>
          <table:table-cell table:style-name="ce53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R_1.3.6</text:p>
          </table:table-cell>
          <table:table-cell table:style-name="ce52" office:value-type="float" office:value="142881" calcext:value-type="float">
            <text:p>142881</text:p>
          </table:table-cell>
          <table:table-cell table:style-name="ce52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10119</text:p>
          </table:table-cell>
          <table:table-cell table:style-name="ce55" office:value-type="float" office:value="143533" calcext:value-type="float">
            <text:p>143533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77</text:p>
          </table:table-cell>
          <table:table-cell table:style-name="ce56" office:value-type="float" office:value="145818" calcext:value-type="float">
            <text:p>145818</text:p>
          </table:table-cell>
          <table:table-cell table:style-name="ce56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plint</text:p>
          </table:table-cell>
          <table:table-cell table:style-name="ce52" office:value-type="string" calcext:value-type="string">
            <text:p><text:s/>splint-3.1.2</text:p>
          </table:table-cell>
          <table:table-cell table:style-name="ce52" office:value-type="float" office:value="150306" calcext:value-type="float">
            <text:p>150306</text:p>
          </table:table-cell>
          <table:table-cell table:style-name="ce52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213156" calcext:value-type="float">
            <text:p>213156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730</text:p>
          </table:table-cell>
          <table:table-cell table:style-name="ce53" office:value-type="float" office:value="215429" calcext:value-type="float">
            <text:p>215429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713</text:p>
          </table:table-cell>
          <table:table-cell table:style-name="ce52" office:value-type="float" office:value="280522" calcext:value-type="float">
            <text:p>280522</text:p>
          </table:table-cell>
          <table:table-cell table:style-name="ce52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lotrack</text:p>
          </table:table-cell>
          <table:table-cell table:style-name="ce52" office:value-type="string" calcext:value-type="string">
            <text:p><text:s/>Lotrack-master</text:p>
          </table:table-cell>
          <table:table-cell table:style-name="ce52" office:value-type="float" office:value="293968" calcext:value-type="float">
            <text:p>293968</text:p>
          </table:table-cell>
          <table:table-cell table:style-name="ce5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3" office:value-type="string" calcext:value-type="string">
            <text:p>rats</text:p>
          </table:table-cell>
          <table:table-cell table:style-name="ce53" office:value-type="string" calcext:value-type="string">
            <text:p><text:s/>rats-2.4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uno</text:p>
          </table:table-cell>
          <table:table-cell table:style-name="ce53" office:value-type="string" calcext:value-type="string">
            <text:p><text:s/>uno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2" office:value-type="string" calcext:value-type="string">
            <text:p>jlint</text:p>
          </table:table-cell>
          <table:table-cell table:style-name="ce52" office:value-type="string" calcext:value-type="string">
            <text:p><text:s/>jlint-3.1.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2.0-sources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2.1-sources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3.0-sources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2.2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0-sources</text:p>
          </table:table-cell>
          <table:table-cell table:style-name="ce53" office:value-type="float" office:value="67" calcext:value-type="float">
            <text:p>67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2-sources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qual</text:p>
          </table:table-cell>
          <table:table-cell table:style-name="ce52" office:value-type="string" calcext:value-type="string">
            <text:p><text:s/>cqual-0.98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5</text:p>
          </table:table-cell>
          <table:table-cell table:style-name="ce53" office:value-type="float" office:value="84" calcext:value-type="float">
            <text:p>84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30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0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2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96" calcext:value-type="float">
            <text:p>96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6</text:p>
          </table:table-cell>
          <table:table-cell table:style-name="ce53" office:value-type="float" office:value="98" calcext:value-type="float">
            <text:p>98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7</text:p>
          </table:table-cell>
          <table:table-cell table:style-name="ce52" office:value-type="float" office:value="98" calcext:value-type="float">
            <text:p>98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0.3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5.0-sources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0.4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35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8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0</text:p>
          </table:table-cell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9.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0.0</text:p>
          </table:table-cell>
          <table:table-cell table:style-name="ce53" office:value-type="float" office:value="130" calcext:value-type="float">
            <text:p>13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2" office:value-type="string" calcext:value-type="string">
            <text:p>sonarqube-plugin</text:p>
          </table:table-cell>
          <table:table-cell table:style-name="ce52" office:value-type="string" calcext:value-type="string">
            <text:p><text:s/>SonarQube-plug-in-master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1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2</text:p>
          </table:table-cell>
          <table:table-cell table:style-name="ce53" office:value-type="float" office:value="165" calcext:value-type="float">
            <text:p>16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3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jflow</text:p>
          </table:table-cell>
          <table:table-cell table:style-name="ce52" office:value-type="string" calcext:value-type="string">
            <text:p><text:s/>vazexqi-JFlow-7cd7eaf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gumtree</text:p>
          </table:table-cell>
          <table:table-cell table:style-name="ce53" office:value-type="string" calcext:value-type="string">
            <text:p><text:s/>gumtree-2.0.0</text:p>
          </table:table-cell>
          <table:table-cell table:style-name="ce53" office:value-type="float" office:value="190" calcext:value-type="float">
            <text:p>19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5</text:p>
          </table:table-cell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4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0.9.8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pixy</text:p>
          </table:table-cell>
          <table:table-cell table:style-name="ce52" office:value-type="string" calcext:value-type="string">
            <text:p><text:s/>pixy-master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0</text:p>
          </table:table-cell>
          <table:table-cell table:style-name="ce53" office:value-type="float" office:value="236" calcext:value-type="float">
            <text:p>23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1.0</text:p>
          </table:table-cell>
          <table:table-cell table:style-name="ce53" office:value-type="float" office:value="239" calcext:value-type="float">
            <text:p>23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mpanalyzer</text:p>
          </table:table-cell>
          <table:table-cell table:style-name="ce53" office:value-type="string" calcext:value-type="string">
            <text:p><text:s/>MPAnalyzer-master</text:p>
          </table:table-cell>
          <table:table-cell table:style-name="ce53" office:value-type="float" office:value="240" calcext:value-type="float">
            <text:p>24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ejb</text:p>
          </table:table-cell>
          <table:table-cell table:style-name="ce53" office:value-type="string" calcext:value-type="string">
            <text:p><text:s/>EJB</text:p>
          </table:table-cell>
          <table:table-cell table:style-name="ce53" office:value-type="float" office:value="244" calcext:value-type="float">
            <text:p>24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1.0.1-source</text:p>
          </table:table-cell>
          <table:table-cell table:style-name="ce52" office:value-type="float" office:value="282" calcext:value-type="float">
            <text:p>28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55</text:p>
          </table:table-cell>
          <table:table-cell table:style-name="ce52" office:value-type="float" office:value="284" calcext:value-type="float">
            <text:p>2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306" calcext:value-type="float">
            <text:p>30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307" calcext:value-type="float">
            <text:p>307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6</text:p>
          </table:table-cell>
          <table:table-cell table:style-name="ce52" office:value-type="float" office:value="323" calcext:value-type="float">
            <text:p>3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70</text:p>
          </table:table-cell>
          <table:table-cell table:style-name="ce52" office:value-type="float" office:value="332" calcext:value-type="float">
            <text:p>33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3" office:value-type="string" calcext:value-type="string">
            <text:p>wap</text:p>
          </table:table-cell>
          <table:table-cell table:style-name="ce53" office:value-type="string" calcext:value-type="string">
            <text:p><text:s/>wap-2.1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2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75</text:p>
          </table:table-cell>
          <table:table-cell table:style-name="ce52" office:value-type="float" office:value="368" calcext:value-type="float">
            <text:p>368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8</text:p>
          </table:table-cell>
          <table:table-cell table:style-name="ce52" office:value-type="float" office:value="370" calcext:value-type="float">
            <text:p>37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4.3</text:p>
          </table:table-cell>
          <table:table-cell table:style-name="ce53" office:value-type="float" office:value="852" calcext:value-type="float">
            <text:p>85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0.0</text:p>
          </table:table-cell>
          <table:table-cell table:style-name="ce52" office:value-type="float" office:value="1043" calcext:value-type="float">
            <text:p>104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2.1-source</text:p>
          </table:table-cell>
          <table:table-cell table:style-name="ce52" office:value-type="float" office:value="1044" calcext:value-type="float">
            <text:p>104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4</text:p>
          </table:table-cell>
          <table:table-cell table:style-name="ce53" office:value-type="float" office:value="1052" calcext:value-type="float">
            <text:p>105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</text:p>
          </table:table-cell>
          <table:table-cell table:style-name="ce53" office:value-type="float" office:value="1063" calcext:value-type="float">
            <text:p>106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10119</text:p>
          </table:table-cell>
          <table:table-cell table:style-name="ce52" office:value-type="float" office:value="1122" calcext:value-type="float">
            <text:p>1122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2</text:p>
          </table:table-cell>
          <table:table-cell table:style-name="ce52" office:value-type="float" office:value="1171" calcext:value-type="float">
            <text:p>117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4</text:p>
          </table:table-cell>
          <table:table-cell table:style-name="ce53" office:value-type="float" office:value="1208" calcext:value-type="float">
            <text:p>120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4-source</text:p>
          </table:table-cell>
          <table:table-cell table:style-name="ce53" office:value-type="float" office:value="1216" calcext:value-type="float">
            <text:p>12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0</text:p>
          </table:table-cell>
          <table:table-cell table:style-name="ce53" office:value-type="float" office:value="1223" calcext:value-type="float">
            <text:p>12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0</text:p>
          </table:table-cell>
          <table:table-cell table:style-name="ce53" office:value-type="float" office:value="1238" calcext:value-type="float">
            <text:p>123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3</text:p>
          </table:table-cell>
          <table:table-cell table:style-name="ce52" office:value-type="float" office:value="1254" calcext:value-type="float">
            <text:p>1254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5-source</text:p>
          </table:table-cell>
          <table:table-cell table:style-name="ce52" office:value-type="float" office:value="1257" calcext:value-type="float">
            <text:p>125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8-source</text:p>
          </table:table-cell>
          <table:table-cell table:style-name="ce53" office:value-type="float" office:value="1275" calcext:value-type="float">
            <text:p>1275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2.0</text:p>
          </table:table-cell>
          <table:table-cell table:style-name="ce53" office:value-type="float" office:value="1295" calcext:value-type="float">
            <text:p>129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3.3</text:p>
          </table:table-cell>
          <table:table-cell table:style-name="ce52" office:value-type="float" office:value="1342" calcext:value-type="float">
            <text:p>134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9-source</text:p>
          </table:table-cell>
          <table:table-cell table:style-name="ce52" office:value-type="float" office:value="1354" calcext:value-type="float">
            <text:p>135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4.2</text:p>
          </table:table-cell>
          <table:table-cell table:style-name="ce52" office:value-type="float" office:value="1366" calcext:value-type="float">
            <text:p>136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1374" calcext:value-type="float">
            <text:p>137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0-source</text:p>
          </table:table-cell>
          <table:table-cell table:style-name="ce53" office:value-type="float" office:value="1438" calcext:value-type="float">
            <text:p>143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2.0.3-source</text:p>
          </table:table-cell>
          <table:table-cell table:style-name="ce52" office:value-type="float" office:value="1489" calcext:value-type="float">
            <text:p>1489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5</text:p>
          </table:table-cell>
          <table:table-cell table:style-name="ce52" office:value-type="float" office:value="1512" calcext:value-type="float">
            <text:p>151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5.2</text:p>
          </table:table-cell>
          <table:table-cell table:style-name="ce53" office:value-type="float" office:value="1530" calcext:value-type="float">
            <text:p>15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6</text:p>
          </table:table-cell>
          <table:table-cell table:style-name="ce53" office:value-type="float" office:value="1557" calcext:value-type="float">
            <text:p>155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730</text:p>
          </table:table-cell>
          <table:table-cell table:style-name="ce52" office:value-type="float" office:value="1573" calcext:value-type="float">
            <text:p>157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7</text:p>
          </table:table-cell>
          <table:table-cell table:style-name="ce52" office:value-type="float" office:value="1584" calcext:value-type="float">
            <text:p>158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8</text:p>
          </table:table-cell>
          <table:table-cell table:style-name="ce53" office:value-type="float" office:value="1635" calcext:value-type="float">
            <text:p>163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50729</text:p>
          </table:table-cell>
          <table:table-cell table:style-name="ce53" office:value-type="float" office:value="1649" calcext:value-type="float">
            <text:p>164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9</text:p>
          </table:table-cell>
          <table:table-cell table:style-name="ce52" office:value-type="float" office:value="1703" calcext:value-type="float">
            <text:p>170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1.2</text:p>
          </table:table-cell>
          <table:table-cell table:style-name="ce52" office:value-type="float" office:value="1720" calcext:value-type="float">
            <text:p>172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125</text:p>
          </table:table-cell>
          <table:table-cell table:style-name="ce52" office:value-type="float" office:value="1724" calcext:value-type="float">
            <text:p>172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10811</text:p>
          </table:table-cell>
          <table:table-cell table:style-name="ce53" office:value-type="float" office:value="1730" calcext:value-type="float">
            <text:p>173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</text:p>
          </table:table-cell>
          <table:table-cell table:style-name="ce53" office:value-type="float" office:value="1734" calcext:value-type="float">
            <text:p>173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1</text:p>
          </table:table-cell>
          <table:table-cell table:style-name="ce52" office:value-type="float" office:value="1791" calcext:value-type="float">
            <text:p>179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517</text:p>
          </table:table-cell>
          <table:table-cell table:style-name="ce52" office:value-type="float" office:value="1800" calcext:value-type="float">
            <text:p>180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713</text:p>
          </table:table-cell>
          <table:table-cell table:style-name="ce53" office:value-type="float" office:value="1860" calcext:value-type="float">
            <text:p>186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2</text:p>
          </table:table-cell>
          <table:table-cell table:style-name="ce53" office:value-type="float" office:value="1871" calcext:value-type="float">
            <text:p>187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</text:p>
          </table:table-cell>
          <table:table-cell table:style-name="ce53" office:value-type="float" office:value="1872" calcext:value-type="float">
            <text:p>1872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.2</text:p>
          </table:table-cell>
          <table:table-cell table:style-name="ce52" office:value-type="float" office:value="1903" calcext:value-type="float">
            <text:p>190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3</text:p>
          </table:table-cell>
          <table:table-cell table:style-name="ce52" office:value-type="float" office:value="1906" calcext:value-type="float">
            <text:p>190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4</text:p>
          </table:table-cell>
          <table:table-cell table:style-name="ce53" office:value-type="float" office:value="1939" calcext:value-type="float">
            <text:p>193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3</text:p>
          </table:table-cell>
          <table:table-cell table:style-name="ce53" office:value-type="float" office:value="1945" calcext:value-type="float">
            <text:p>1945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5</text:p>
          </table:table-cell>
          <table:table-cell table:style-name="ce52" office:value-type="float" office:value="1988" calcext:value-type="float">
            <text:p>198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110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'Caracterização (disponíveis para download)'.A1:'Caracterização (disponíveis para download)'.F36">
          <table:sort>
            <table:sort-by table:field-number="0" table:data-type="automatic"/>
          </table:sort>
        </table:database-range>
        <table:database-range table:name="__Anonymous_Sheet_DB__5" table:target-range-address="'Análise da Complexidade'.A1:'Análise da Complexidade'.E26">
          <table:sort>
            <table:sort-by table:field-number="1" table:data-type="automatic"/>
          </table:sort>
        </table:database-range>
        <table:database-range table:name="__Anonymous_Sheet_DB__7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8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9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0:34:55.7374606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5-09T12:18:08.243186939</dc:date>
    <meta:editing-duration>P6DT13H44M45S</meta:editing-duration>
    <meta:editing-cycles>689</meta:editing-cycles>
    <meta:generator>LibreOffice/5.2.6.2$Linux_X86_64 LibreOffice_project/20m0$Build-2</meta:generator>
    <meta:document-statistic meta:table-count="10" meta:cell-count="12657" meta:object-count="0"/>
  </office:meta>
</office:document-meta>
</file>